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Deutsch</text:p>
          </table:table-cell>
          <table:table-cell table:number-columns-repeated="7"/>
          <table:table-cell office:value-type="string" calcext:value-type="string">
            <text:p>Englisch</text:p>
          </table:table-cell>
          <table:table-cell table:number-columns-repeated="6"/>
          <table:table-cell office:value-type="string" calcext:value-type="string">
            <text:p>Übersetzung</text:p>
          </table:table-cell>
        </table:table-row>
        <table:table-row table:style-name="ro1">
          <table:table-cell office:value-type="string" calcext:value-type="string">
            <text:p>Zeilennummer 1039: "* (Irgendeine Gegnerart..^1. scheint festgeklebt zu sein.)/%",</text:p>
          </table:table-cell>
          <table:table-cell table:number-columns-repeated="7"/>
          <table:table-cell office:value-type="string" calcext:value-type="string">
            <text:p>Zeilennummer 1039: "* (It's some sort of enemy..^1. looks like they got clobbered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L..^1. Leute des Lichts^1! Die Lilane ist eure^1, r-richtig!?/",</text:p>
          </table:table-cell>
          <table:table-cell table:number-columns-repeated="7"/>
          <table:table-cell office:value-type="string" calcext:value-type="string">
            <text:p>Zeilennummer 1039: "* L..^1. Lightners^1! This girl's with you^1, r-right!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S-sie zwingt mich ihr zuzufächern...^1! Bitte haltet sie auf!/",</text:p>
          </table:table-cell>
          <table:table-cell table:number-columns-repeated="7"/>
          <table:table-cell office:value-type="string" calcext:value-type="string">
            <text:p>Zeilennummer 1039: "* Sh-She's forcing me to fan her...^1! Please get her under control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Nah^1, dass sind MEINE Feinde./",</text:p>
          </table:table-cell>
          <table:table-cell table:number-columns-repeated="7"/>
          <table:table-cell office:value-type="string" calcext:value-type="string">
            <text:p>Zeilennummer 1039: "* Nah^1, they're MY enemies^1, actually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\\E4* Wir haben uns getrennt^1, da ich zu \\cRgemein\\cW wurde./",</text:p>
          </table:table-cell>
          <table:table-cell table:number-columns-repeated="7"/>
          <table:table-cell office:value-type="string" calcext:value-type="string">
            <text:p>Zeilennummer 1039: "\\E4* We split up 'cause I was too EVIL for 'em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H-Heh!^1? Hilfe!!^1! Hilf mir!!^1! ich will dies nicht für immer tun!!/%",</text:p>
          </table:table-cell>
          <table:table-cell table:number-columns-repeated="7"/>
          <table:table-cell office:value-type="string" calcext:value-type="string">
            <text:p>Zeilennummer 1039: "* H-Huh!^1? Help!!^1! Help me!!^1! I don't wanna fan forever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Hilf mir!!^1! ich will dies nicht für immer tun!!!/%",</text:p>
          </table:table-cell>
          <table:table-cell table:number-columns-repeated="7"/>
          <table:table-cell office:value-type="string" calcext:value-type="string">
            <text:p>Zeilennummer 1039: "* Help me!!^1! I don't wanna fan forever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Ich dachte^1, ich hasse dies^1, aber mittlerweile mag ich es.../",</text:p>
          </table:table-cell>
          <table:table-cell table:number-columns-repeated="7"/>
          <table:table-cell office:value-type="string" calcext:value-type="string">
            <text:p>Zeilennummer 1039: "* I thought I hated fanning leaves^1, but I got really into it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wusch, wusch)&amp;* ich kann das ewig tun!/%",</text:p>
          </table:table-cell>
          <table:table-cell table:number-columns-repeated="7"/>
          <table:table-cell office:value-type="string" calcext:value-type="string">
            <text:p>Zeilennummer 1039: "* (Swish, swish)&amp;* I could do this forever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Urrrghhh^1, warum sollen wir uns um den Prinzen kümmern?/",</text:p>
          </table:table-cell>
          <table:table-cell table:number-columns-repeated="7"/>
          <table:table-cell office:value-type="string" calcext:value-type="string">
            <text:p>Zeilennummer 1039: "* Urrrghhh^1, why does the King make us take care of his son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Er ist kein schlechter Junge^1, aber komisch^1 und auch so^1... Vertragsbindend./",</text:p>
          </table:table-cell>
          <table:table-cell table:number-columns-repeated="7"/>
          <table:table-cell office:value-type="string" calcext:value-type="string">
            <text:p>Zeilennummer 1039: "* He's not a bad kid^1, but he's so weird^1, and it's so..^1. obligatory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... Also kein wunder^1, dass ihn niemand WIRKLICH mag./%",</text:p>
          </table:table-cell>
          <table:table-cell table:number-columns-repeated="7"/>
          <table:table-cell office:value-type="string" calcext:value-type="string">
            <text:p>Zeilennummer 1039: "* ... It's no wonder nobody REALLY likes him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A-aber^1, deshalb^1, da niemand sein Freund sein will.../",</text:p>
          </table:table-cell>
          <table:table-cell table:number-columns-repeated="7"/>
          <table:table-cell office:value-type="string" calcext:value-type="string">
            <text:p>Zeilennummer 1039: "* B-but^1, at the same time^1, because no one wanted to be his friend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Befreundete er sich mit jemanden aus dem LICHTEVOLK..^1. und zwar eine GEMEINE.../",</text:p>
          </table:table-cell>
          <table:table-cell table:number-columns-repeated="7"/>
          <table:table-cell office:value-type="string" calcext:value-type="string">
            <text:p>Zeilennummer 1039: "* He ended up becoming REAL friends with a Lightner..^1. A MEAN on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Wir waren wohl kein guter Einfluss^1, heh!/%",</text:p>
          </table:table-cell>
          <table:table-cell table:number-columns-repeated="7"/>
          <table:table-cell office:value-type="string" calcext:value-type="string">
            <text:p>Zeilennummer 1039: "* We probably should have been a better influence^1, huh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Wusch, wusch)&amp;* Oh^1, Fächern^1?&amp;* ich doch nicht./",</text:p>
          </table:table-cell>
          <table:table-cell table:number-columns-repeated="7"/>
          <table:table-cell office:value-type="string" calcext:value-type="string">
            <text:p>Zeilennummer 1039: "* (Swish, swish)&amp;* Oh^1, fanning^1?&amp;* I'm not fanning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Dies ist ein gewichtetes Blatt^1. Ich baue nur Muskeln auf./%",</text:p>
          </table:table-cell>
          <table:table-cell table:number-columns-repeated="7"/>
          <table:table-cell office:value-type="string" calcext:value-type="string">
            <text:p>Zeilennummer 1039: "* This is a weighted leaf^1. I'm just building up my muscle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Es ist ein Getoblaster.^1)&amp;* (Er spielt Partymusik.)/%",</text:p>
          </table:table-cell>
          <table:table-cell table:number-columns-repeated="7"/>
          <table:table-cell office:value-type="string" calcext:value-type="string">
            <text:p>Zeilennummer 1039: "* (It's a boombox.^1)&amp;* (It's playing clubs music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Sein vorheriger Hass verwandelte sich in Nettigkeit...)/",</text:p>
          </table:table-cell>
          <table:table-cell table:number-columns-repeated="7"/>
          <table:table-cell office:value-type="string" calcext:value-type="string">
            <text:p>Zeilennummer 1039: "* (Its previously violent expression has turned to kindness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Er lebt nun ein Friedliches Leben.)/%",</text:p>
          </table:table-cell>
          <table:table-cell table:number-columns-repeated="7"/>
          <table:table-cell office:value-type="string" calcext:value-type="string">
            <text:p>Zeilennummer 1039: "* (It will now live a peaceful life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Weil du es gerettet hast^1, wuchs sein Respekt...)/",</text:p>
          </table:table-cell>
          <table:table-cell table:number-columns-repeated="7"/>
          <table:table-cell office:value-type="string" calcext:value-type="string">
            <text:p>Zeilennummer 1039: "* (Because you rescued it^1, it grew to respect you..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Nun^1, eigentlich^1, vielleicht ist er nur geschrumpft.)/%",</text:p>
          </table:table-cell>
          <table:table-cell table:number-columns-repeated="7"/>
          <table:table-cell office:value-type="string" calcext:value-type="string">
            <text:p>Zeilennummer 1039: "* (Well^1, actually^1, maybe it shrunk to respect you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Zeigst du Interesse an unsere 24 Pezza Geschmacksrichtungen?/",</text:p>
          </table:table-cell>
          <table:table-cell table:number-columns-repeated="7"/>
          <table:table-cell office:value-type="string" calcext:value-type="string">
            <text:p>Zeilennummer 1039: "* Would you be interested in trying some of our many 24 Pezza Flavors?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Wir haben Normal,/",</text:p>
          </table:table-cell>
          <table:table-cell table:number-columns-repeated="7"/>
          <table:table-cell office:value-type="string" calcext:value-type="string">
            <text:p>Zeilennummer 1039: "* We've got Normal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Cheddar,/",</text:p>
          </table:table-cell>
          <table:table-cell table:number-columns-repeated="7"/>
          <table:table-cell office:value-type="string" calcext:value-type="string">
            <text:p>Zeilennummer 1039: "* Cheese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Eis,/",</text:p>
          </table:table-cell>
          <table:table-cell table:number-columns-repeated="7"/>
          <table:table-cell office:value-type="string" calcext:value-type="string">
            <text:p>Zeilennummer 1039: "* Ice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Bratensaft,/",</text:p>
          </table:table-cell>
          <table:table-cell table:number-columns-repeated="7"/>
          <table:table-cell office:value-type="string" calcext:value-type="string">
            <text:p>Zeilennummer 1039: "* Gravy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Doppel Eis,/",</text:p>
          </table:table-cell>
          <table:table-cell table:number-columns-repeated="7"/>
          <table:table-cell office:value-type="string" calcext:value-type="string">
            <text:p>Zeilennummer 1039: "* Double Ice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Peperoni,/",</text:p>
          </table:table-cell>
          <table:table-cell table:number-columns-repeated="7"/>
          <table:table-cell office:value-type="string" calcext:value-type="string">
            <text:p>Zeilennummer 1039: "* Peeperoniss,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Und mehr^1!&amp;* Schau einfach in ICE-E's PEZZA rein!/%",</text:p>
          </table:table-cell>
          <table:table-cell table:number-columns-repeated="7"/>
          <table:table-cell office:value-type="string" calcext:value-type="string">
            <text:p>Zeilennummer 1039: "* And more^1!&amp;* Stop on down at ICE-E's PEZZA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Psst^1, darf ich dir ein Geheimnis verraten^1? ich fing nur an hier zu arbeiten.../",</text:p>
          </table:table-cell>
          <table:table-cell table:number-columns-repeated="7"/>
          <table:table-cell office:value-type="string" calcext:value-type="string">
            <text:p>Zeilennummer 1039: "* Psst^1, can I tell you a mascot secret^1? I only started working here because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Da das Logo mich an eine Eisdiele erinnerte.../",</text:p>
          </table:table-cell>
          <table:table-cell table:number-columns-repeated="7"/>
          <table:table-cell office:value-type="string" calcext:value-type="string">
            <text:p>Zeilennummer 1039: "* The logo made me think it was an ice-cream shop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Aber nun liebe ich meinen Job^1! Und meine Kollegen^1, auch^1! Heehee!/%",</text:p>
          </table:table-cell>
          <table:table-cell table:number-columns-repeated="7"/>
          <table:table-cell office:value-type="string" calcext:value-type="string">
            <text:p>Zeilennummer 1039: "* But I ended up really loving my job^1! And my co-workers^1, too^1! Heehee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Oh^1, Gott^1, Jemand ist da...)&amp;* Uhhhh.../",</text:p>
          </table:table-cell>
          <table:table-cell table:number-columns-repeated="7"/>
          <table:table-cell office:value-type="string" calcext:value-type="string">
            <text:p>Zeilennummer 1039: "* (Oh^1, God^1, someone's actually here...)&amp;* Uhhhh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Ice E's P\"E\"ZZA, Dein Nummer \"#1\" Spot für heiße PEZZA St\"E\"cke../",</text:p>
          </table:table-cell>
          <table:table-cell table:number-columns-repeated="7"/>
          <table:table-cell office:value-type="string" calcext:value-type="string">
            <text:p>Zeilennummer 1039: "* Ice E's P\"E\"ZZA^1, You're number \"#1\" Spot for a piping hot pe\"E\"ce of PEZZA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.../",</text:p>
          </table:table-cell>
          <table:table-cell table:number-columns-repeated="7"/>
          <table:table-cell office:value-type="string" calcext:value-type="string">
            <text:p>Zeilennummer 1039: "* 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... H..^1. Hey^1!&amp;* Hey^1, warte!/",</text:p>
          </table:table-cell>
          <table:table-cell table:number-columns-repeated="7"/>
          <table:table-cell office:value-type="string" calcext:value-type="string">
            <text:p>Zeilennummer 1039: "* ... H..^1. Hey^1!&amp;* Hey^1, wait a second!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Ich erkenne dich wieder!/%",</text:p>
          </table:table-cell>
          <table:table-cell table:number-columns-repeated="7"/>
          <table:table-cell office:value-type="string" calcext:value-type="string">
            <text:p>Zeilennummer 1039: "* I recognize you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ICE ME UP^1!&amp;* ICE ME UP^1, BOSS!!!/%",</text:p>
          </table:table-cell>
          <table:table-cell table:number-columns-repeated="7"/>
          <table:table-cell office:value-type="string" calcext:value-type="string">
            <text:p>Zeilennummer 1039: "* ICE ME UP^1!&amp;* ICE ME UP^1, BOSS!!!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Ich mag die Kellnerkleidung^1.&amp;* Vielleicht^1, sollte ich mich auch anmelden.../",</text:p>
          </table:table-cell>
          <table:table-cell table:number-columns-repeated="7"/>
          <table:table-cell office:value-type="string" calcext:value-type="string">
            <text:p>Zeilennummer 1039: "* I like the vibe of the waitresses here^1.&amp;* Maybe I should sign up^1, too..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... Nah^1, Drinks zuverteilen^1, passt nicht zu einem Feuerwesen./",</text:p>
          </table:table-cell>
          <table:table-cell table:number-columns-repeated="7"/>
          <table:table-cell office:value-type="string" calcext:value-type="string">
            <text:p>Zeilennummer 1039: "* ... Nah^1, serving drinks wouldn't really suit a fire elemental.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Wenn ich unruhig werde^1, schmelze ich das ganze Eis./%",</text:p>
          </table:table-cell>
          <table:table-cell table:number-columns-repeated="7"/>
          <table:table-cell office:value-type="string" calcext:value-type="string">
            <text:p>Zeilennummer 1039: "* If I got nervous^1, I'd just melt all the ice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Sollte ich lieber Kaffe servieren^1?&amp;* Nah^1, dass klingt zum Scheitern.../%",</text:p>
          </table:table-cell>
          <table:table-cell table:number-columns-repeated="7"/>
          <table:table-cell office:value-type="string" calcext:value-type="string">
            <text:p>Zeilennummer 1039: "* What if I just served coffee^1?&amp;* Nah^1, that sounds like a lawsuit waiting to happen..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The pain itself is reason why./%",</text:p>
          </table:table-cell>
          <table:table-cell table:number-columns-repeated="7"/>
          <table:table-cell office:value-type="string" calcext:value-type="string">
            <text:p>Zeilennummer 1039: "* The pain itself is reason why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Ah^1, clobbered guys^1.&amp;* Brings back memories./%",</text:p>
          </table:table-cell>
          <table:table-cell table:number-columns-repeated="7"/>
          <table:table-cell office:value-type="string" calcext:value-type="string">
            <text:p>Zeilennummer 1039: "* Ah^1, clobbered guys^1.&amp;* Brings back memories.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\\S8* (Du hast was leuchtendes im Dunkeln gefunden.)/",</text:p>
          </table:table-cell>
          <table:table-cell table:number-columns-repeated="7"/>
          <table:table-cell office:value-type="string" calcext:value-type="string">
            <text:p>Zeilennummer 1039: "\\S8* (You found something shining in the dark.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\"Selbst in der Eile^1, musst du dich um dich selbst sorgen.\")/",</text:p>
          </table:table-cell>
          <table:table-cell table:number-columns-repeated="7"/>
          <table:table-cell office:value-type="string" calcext:value-type="string">
            <text:p>Zeilennummer 1039: "* (\"Even in a rush^1, you need to take care of yourself.\")/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\\S0* (Du findest einen Handgelenk-Protektor.^1)&amp;* (Mit [",</text:p>
          </table:table-cell>
          <table:table-cell table:number-columns-repeated="7"/>
          <table:table-cell office:value-type="string" calcext:value-type="string">
            <text:p>Zeilennummer 1039: "\\S0* (You got the Wrist Protector.^1)&amp;* (Hold 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] verfliegt der Text im nu.)/%",</text:p>
          </table:table-cell>
          <table:table-cell table:number-columns-repeated="7"/>
          <table:table-cell office:value-type="string" calcext:value-type="string">
            <text:p>Zeilennummer 1039: " to skip text.)/%",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ilennummer 1039: "* (Nichts.)/%",</text:p>
          </table:table-cell>
          <table:table-cell table:number-columns-repeated="7"/>
          <table:table-cell office:value-type="string" calcext:value-type="string">
            <text:p>Zeilennummer 1039: "* (Nothing.)/%",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18T21:38:41.326000000</meta:creation-date>
    <dc:date>2023-06-18T21:40:50.043000000</dc:date>
    <meta:editing-duration>PT2M8S</meta:editing-duration>
    <meta:editing-cycles>1</meta:editing-cycles>
    <meta:document-statistic meta:table-count="1" meta:cell-count="103" meta:object-count="0"/>
    <meta:generator>LibreOffice/7.4.3.2$Windows_X86_64 LibreOffice_project/1048a8393ae2eeec98dff31b5c133c5f1d08b890</meta:generator>
  </office:meta>
</office:document-meta>
</file>